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56cm" fo:margin-left="0cm" table:align="left"/>
    </style:style>
    <style:style style:name="Table1.A" style:family="table-column">
      <style:table-column-properties style:column-width="2.339cm"/>
    </style:style>
    <style:style style:name="Table1.1" style:family="table-row">
      <style:table-row-properties style:min-row-height="0.36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355cm"/>
    </style:style>
    <style:style style:name="P1" style:family="paragraph" style:parent-style-name="Standard">
      <style:paragraph-properties fo:margin-left="0cm" fo:margin-right="0cm" fo:text-indent="1.251cm" style:auto-text-indent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7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 fo:margin-left="1.251cm" fo:margin-right="0cm" fo:text-indent="1.251cm" style:auto-text-indent="false">
        <style:tab-stops/>
      </style:paragraph-properties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normal" officeooo:rsid="0019ed2a" style:font-weight-asian="normal" style:font-weight-complex="normal"/>
    </style:style>
    <style:style style:name="T7" style:family="text">
      <style:text-properties fo:font-weight="normal" officeooo:rsid="0019fead" style:font-weight-asian="normal" style:font-weight-complex="normal"/>
    </style:style>
    <style:style style:name="T8" style:family="text">
      <style:text-properties fo:font-weight="normal" officeooo:rsid="001bdd35" style:font-weight-asian="normal" style:font-weight-complex="normal"/>
    </style:style>
    <style:style style:name="T9" style:family="text">
      <style:text-properties officeooo:rsid="0019f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hp - Hypertext-pre-processor</text:p>
      <text:p text:style-name="P1">-Interpreted language (no need to compile)</text:p>
      <text:p text:style-name="P1">-we need 3 things to run php 1) php parser(cgi or server module) 2)webserver 3)browser</text:p>
      <text:p text:style-name="P1"/>
      <text:p text:style-name="Standard"/>
      <text:p text:style-name="Standard">&lt;?php <text:s text:c="4"/>?&gt; tell php parser to start and stop</text:p>
      <text:p text:style-name="Standard">&lt;% %&gt;, &lt;script language=php &gt; are deployed in previous versions</text:p>
      <text:p text:style-name="Standard">&lt;? ?&gt; it is not preferable, need to change short_open_tag in php.ini</text:p>
      <text:p text:style-name="Standard">If a file is pure php code it is preferable to omit php closing tag at end of file</text:p>
      <text:p text:style-name="Standard">&lt;?php echo “welcome to php”; ?&gt;</text:p>
      <text:p text:style-name="Standard">&lt;?php <text:s/>‘welcome to php’ ?&gt;</text:p>
      <text:p text:style-name="P2">//comments</text:p>
      <text:p text:style-name="P2">/* block comments*/</text:p>
      <text:p text:style-name="P2">#comments</text:p>
      <text:p text:style-name="Standard"/>
      <text:p text:style-name="Standard">-Anything that has a value is called <text:span text:style-name="Default_20_Paragraph_20_Font"><text:span text:style-name="T1">Identifier</text:span></text:span></text:p>
      <text:p text:style-name="Standard"><text:span text:style-name="Default_20_Paragraph_20_Font"><text:span text:style-name="T2">Datatype : </text:span></text:span>Loosely typed language, no datatype</text:p>
      <text:p text:style-name="Standard"><text:span text:style-name="Default_20_Paragraph_20_Font"><text:span text:style-name="T2"><text:tab/></text:span></text:span>1.Scalar –</text:p>
      <text:p text:style-name="Standard"><text:tab/><text:tab/>a)int – ((int)othervariable) typecasting, just operators enought o typecast</text:p>
      <text:p text:style-name="Standard"><text:tab/><text:tab/>b)float, -</text:p>
      <text:p text:style-name="Standard"><text:tab/><text:tab/>c)string, - series of char, escape characters will work in only double quotes</text:p>
      <text:p text:style-name="Standard"><text:tab/><text:tab/>heredoc- $string = &lt;&lt;&lt;EOK rajesh EOK;</text:p>
      <text:p text:style-name="Standard"><text:tab/><text:tab/>d)boolean -true or false, case sensitive, ((bool) other datatype) type-casting</text:p>
      <text:p text:style-name="Standard"><text:tab/>2.Compound – object,array</text:p>
      <text:p text:style-name="Standard"><text:tab/>3.special – null,resource</text:p>
      <text:p text:style-name="Standard">variable variable: $a=”oi” $$a=”hii”;<text:tab/>echo $a;//oii <text:tab/><text:tab/>echo $$a;//hii <text:tab/><text:tab/>echo ${$a}; //hii</text:p>
      <text:p text:style-name="Standard">we can declare variable without variable name.<text:tab/>//$var;</text:p>
      <text:p text:style-name="Standard"/>
      <text:p text:style-name="P3">Scopes:</text:p>
      <text:p text:style-name="Standard"><text:tab/>1.Global scope -&gt; need global keyword</text:p>
      <text:p text:style-name="Standard"><text:tab/>2.local scope</text:p>
      <text:p text:style-name="Standard"><text:tab/>3.super global scope</text:p>
      <text:p text:style-name="Standard"><text:tab/>4static</text:p>
      <text:p text:style-name="Standard">$GLOBALS</text:p>
      <text:p text:style-name="Standard">static</text:p>
      <text:p text:style-name="Standard"/>
      <text:p text:style-name="P4">Type Juggling:</text:p>
      <text:p text:style-name="Standard">&lt;?php</text:p>
      <text:p text:style-name="Standard">$foo = "1"; <text:s/>// $foo is string (ASCII 49)</text:p>
      <text:p text:style-name="Standard">$foo *= 2; <text:s text:c="2"/>// $foo is now an integer (2)</text:p>
      <text:p text:style-name="Standard">$foo = $foo * 1.3; <text:s/>// $foo is now a float (2.6)</text:p>
      <text:p text:style-name="Standard">$foo = 5 * "10 Little Piggies"; // $foo is integer (50)</text:p>
      <text:p text:style-name="Standard">$foo = 5 * "10 Small Pigs"; <text:s text:c="4"/>// $foo is integer (50)</text:p>
      <text:p text:style-name="Standard">?&gt;</text:p>
      <text:p text:style-name="Standard"/>
      <text:p text:style-name="P4">Array:</text:p>
      <text:p text:style-name="Standard"><text:span text:style-name="Default_20_Paragraph_20_Font"><text:span text:style-name="T2"><text:tab/></text:span></text:span>1.Indexed array- $varname=array(‘rajesh’,’arun’);</text:p>
      <text:p text:style-name="Standard"><text:tab/>2.Associate array- $varname=array(1=&gt;’raj’,2=&gt;’arun’); //userdefined key</text:p>
      <text:p text:style-name="Standard"><text:tab/>3.Multidimensional - $varname = array(2=&gt;array(‘rajesh’))</text:p>
      <text:p text:style-name="Standard"><text:span text:style-name="Default_20_Paragraph_20_Font"><text:span text:style-name="T2">Constant : <text:tab/></text:span></text:span>define(‘VAR_NAME,’rajesh’); <text:s/></text:p>
      <text:p text:style-name="Standard"><text:tab/><text:tab/>const VAR_NAME = ‘rajesh’;</text:p>
      <text:p text:style-name="P4"/>
      <text:p text:style-name="P4">Magic constants:</text:p>
      <text:p text:style-name="Standard"><text:span text:style-name="Default_20_Paragraph_20_Font"><text:span text:style-name="T2"><text:tab/></text:span></text:span>__LINE__ <text:tab/><text:tab/>return line number</text:p>
      <text:p text:style-name="Standard"><text:tab/>__FILE__<text:tab/><text:tab/>return filename</text:p>
      <text:p text:style-name="Standard"><text:soft-page-break/><text:tab/>__DIR__<text:tab/><text:tab/>return directory</text:p>
      <text:p text:style-name="Standard"><text:tab/>__FUNCTION__<text:tab/>return function name</text:p>
      <text:p text:style-name="Standard"><text:tab/>__CLASS__<text:tab/><text:tab/>return classname</text:p>
      <text:p text:style-name="Standard"><text:tab/>__TRAIT__<text:tab/><text:tab/>return trait name</text:p>
      <text:p text:style-name="Standard"><text:tab/>__METHOD__ <text:tab/>return classname and function name</text:p>
      <text:p text:style-name="Standard"><text:tab/>__NAMESPACE__<text:tab/>return namespace name</text:p>
      <text:p text:style-name="P4"/>
      <text:p text:style-name="P4">Operators:</text:p>
      <text:p text:style-name="Standard">1. Arithmatic operator - +-*/% <text:s/>a**2=a^2</text:p>
      <text:p text:style-name="Standard">2.Assignment operator - += <text:s/>-= <text:s/>*= <text:s/>/= <text:s/>%=</text:p>
      <text:p text:style-name="Standard">3.Bitwise operator - &amp;(and),|(or),^(xor),~(not),&lt;&lt;(swift left),&gt;&gt;(swift right)</text:p>
      <text:p text:style-name="Standard">4.Comparision operator - == === (!=,&lt;&gt;) !== &lt;,&gt;,&lt;=,&gt;=,&lt;=&gt;</text:p>
      <text:p text:style-name="Standard">5.Error control operator - @</text:p>
      <text:p text:style-name="Standard">6.Executor operator – backticks (` `)</text:p>
      <text:p text:style-name="Standard">7.Increment decrement – a++.a--.++a,--a</text:p>
      <text:p text:style-name="Standard">8.Logical operator – and,or,!,xor,&amp;&amp;,||</text:p>
      <text:p text:style-name="Standard">9.String operator - (.)concatenate dot operator</text:p>
      <text:p text:style-name="Standard">10.Array operator - (+)union, (==)equal, ===, !=, &lt;&gt;,!==</text:p>
      <text:p text:style-name="Standard">11.Type operator – (instanceof)</text:p>
      <text:p text:style-name="Standard"/>
      <text:p text:style-name="Standard">Reference of(&amp;): <text:tab/>$b=10; $a = &amp;$b;<text:tab/>echo $a; <text:s text:c="2"/>//10<text:tab/>not a pointer,no new memory just pointing value<text:tab/></text:p>
      <text:p text:style-name="P4"/>
      <text:p text:style-name="P4">Conditional:</text:p>
      <text:p text:style-name="Standard">1.<text:span text:style-name="Default_20_Paragraph_20_Font"><text:span text:style-name="T3">if condition</text:span></text:span></text:p>
      <text:p text:style-name="Standard">if ( condition ){</text:p>
      <text:p text:style-name="Standard"><text:tab/>body;</text:p>
      <text:p text:style-name="Standard">}</text:p>
      <text:p text:style-name="Standard">2.<text:span text:style-name="Default_20_Paragraph_20_Font"><text:span text:style-name="T3">if-else condition</text:span></text:span></text:p>
      <text:p text:style-name="Standard">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3.<text:span text:style-name="Default_20_Paragraph_20_Font"><text:span text:style-name="T3">if-elseif condition</text:span></text:span></text:p>
      <text:p text:style-name="Standard">if ( condition ){</text:p>
      <text:p text:style-name="Standard"><text:tab/>body;</text:p>
      <text:p text:style-name="Standard">} else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4.<text:span text:style-name="Default_20_Paragraph_20_Font"><text:span text:style-name="T3">switch</text:span></text:span></text:p>
      <text:p text:style-name="Standard">switch ( expression ) {</text:p>
      <text:p text:style-name="Standard"><text:tab/>case value1:</text:p>
      <text:p text:style-name="Standard"><text:tab/><text:tab/>statement;</text:p>
      <text:p text:style-name="Standard"><text:tab/><text:tab/>break;</text:p>
      <text:p text:style-name="Standard"><text:tab/>case default:</text:p>
      <text:p text:style-name="Standard"><text:tab/><text:tab/>statement;</text:p>
      <text:p text:style-name="Standard">}</text:p>
      <text:p text:style-name="Standard">5.Single line condition</text:p>
      <text:p text:style-name="Standard"><text:tab/>expression ? Statement1 : statement2;</text:p>
      <text:p text:style-name="Standard"><text:span text:style-name="Default_20_Paragraph_20_Font"><text:span text:style-name="T2">Loops:</text:span></text:span></text:p>
      <text:p text:style-name="Standard">1.<text:span text:style-name="Default_20_Paragraph_20_Font"><text:span text:style-name="T3">for loop</text:span></text:span></text:p>
      <text:p text:style-name="Standard"><text:s/><text:tab/>for ( intialisation; condition; inc/dec) {</text:p>
      <text:p text:style-name="Standard"><text:tab/><text:tab/>body;</text:p>
      <text:p text:style-name="Standard"><text:soft-page-break/><text:tab/>}</text:p>
      <text:p text:style-name="Standard">2.<text:span text:style-name="Default_20_Paragraph_20_Font"><text:span text:style-name="T3">while loop</text:span></text:span></text:p>
      <text:p text:style-name="Standard"><text:tab/>while ( condition ) {</text:p>
      <text:p text:style-name="Standard"><text:tab/><text:tab/>body;</text:p>
      <text:p text:style-name="Standard"><text:tab/>}</text:p>
      <text:p text:style-name="Standard">3.<text:span text:style-name="Default_20_Paragraph_20_Font"><text:span text:style-name="T3">do-while loop</text:span></text:span></text:p>
      <text:p text:style-name="Standard"><text:tab/>do {</text:p>
      <text:p text:style-name="Standard"><text:s/><text:tab/><text:tab/>body;</text:p>
      <text:p text:style-name="Standard"><text:tab/>} while ( condition )</text:p>
      <text:p text:style-name="Standard">4.<text:span text:style-name="Default_20_Paragraph_20_Font"><text:span text:style-name="T3">foreach loop</text:span></text:span></text:p>
      <text:p text:style-name="Standard"><text:tab/>foreach ( $arrayname as $var) {</text:p>
      <text:p text:style-name="Standard"><text:tab/><text:tab/>body;</text:p>
      <text:p text:style-name="Standard"><text:tab/>}</text:p>
      <text:p text:style-name="Standard"><text:tab/>foreach ( $arrayname as $key =&gt; <text:s/>$var){</text:p>
      <text:p text:style-name="Standard"><text:tab/><text:tab/>body; //we can use $key</text:p>
      <text:p text:style-name="Standard"><text:tab/>}</text:p>
      <text:p text:style-name="Standard"><text:span text:style-name="Default_20_Paragraph_20_Font"><text:span text:style-name="T2">Break: </text:span></text:span>break; exit(); # totally exit from program die(); #stop when previous error</text:p>
      <text:p text:style-name="P5">goto varname; continue;</text:p>
      <text:p text:style-name="P5"/>
      <text:p text:style-name="P4">Function:</text:p>
      <text:p text:style-name="Standard">function functionname ( $varname ) { body;}<text:tab/>#pass by value</text:p>
      <text:p text:style-name="Standard">function functionname ( &amp;$varname ) { body;}<text:tab/>#pass by reference</text:p>
      <text:p text:style-name="Standard">function functionname <text:s/>( ...$varname ) { body; }<text:tab/>#variable length parameters</text:p>
      <text:p text:style-name="Standard">function functionname ($varname=0) {body;}<text:tab/>#default arguements<text:tab/><text:tab/></text:p>
      <text:p text:style-name="Standard"><text:span text:style-name="Default_20_Paragraph_20_Font"><text:span text:style-name="T2">-</text:span></text:span><text:span text:style-name="Default_20_Paragraph_20_Font"><text:span text:style-name="T4">same function name should not repeat in php</text:span></text:span></text:p>
      <text:p text:style-name="Standard"><text:span text:style-name="Default_20_Paragraph_20_Font"><text:span text:style-name="T2">function chaining</text:span></text:span><text:span text:style-name="Default_20_Paragraph_20_Font"><text:span text:style-name="T4">: $obj-&gt;func1()-&gt;func2();<text:tab/>// func1 should return $this</text:span></text:span></text:p>
      <text:p text:style-name="Standard"/>
      <text:p text:style-name="P3">Cookies:<text:span text:style-name="T6"> text files stored on client computer</text:span></text:p>
      <text:p text:style-name="Standard"><text:tab/>setcookie(“cookiename”,”cookevalue”,”expirytime”);</text:p>
      <text:p text:style-name="Standard"><text:tab/>setcookie(“cookiename”,”time()-3600”);</text:p>
      <text:p text:style-name="Standard"><text:tab/>$_COOKIE(“cookiename”);<text:tab/><text:tab/><text:tab/><text:span text:style-name="Default_20_Paragraph_20_Font"><text:span text:style-name="T5">//getcookies</text:span></text:span></text:p>
      <text:p text:style-name="Standard"><text:span text:style-name="Default_20_Paragraph_20_Font"><text:span text:style-name="T5"><text:tab/></text:span></text:span>setcookie(“cookiename”,null,expirytime);<text:tab/><text:span text:style-name="Default_20_Paragraph_20_Font"><text:span text:style-name="T5">//remove cookie</text:span></text:span></text:p>
      <text:p text:style-name="P3">Session: <text:span text:style-name="T7">creates file in a temp folder </text:span><text:span text:style-name="T8">in server, 32 hexadecimal number as unique id. A cookie called PHPSESSID is sent to client browser,</text:span></text:p>
      <text:p text:style-name="Standard"><text:span text:style-name="Default_20_Paragraph_20_Font"><text:span text:style-name="T1"><text:tab/></text:span></text:span>session_start();<text:tab/></text:p>
      <text:p text:style-name="Standard"><text:tab/>session_destroy();</text:p>
      <text:p text:style-name="Standard"><text:tab/>$_SESSION[‘varname’];</text:p>
      <text:p text:style-name="Standard"/>
      <text:p text:style-name="P3">HTTP:</text:p>
      <text:p text:style-name="Standard"><text:span text:style-name="Default_20_Paragraph_20_Font"><text:span text:style-name="T1"><text:tab/></text:span></text:span>$_GET[‘varname’];</text:p>
      <text:p text:style-name="Standard"><text:tab/>$_POST[‘varname’];</text:p>
      <text:p text:style-name="Standard"><text:tab/>$_REQUEST[‘varname’];</text:p>
      <text:p text:style-name="P3">File upload:</text:p>
      <text:p text:style-name="Standard"><text:tab/>&lt;fom action=”” method=”post” enctype=”multipart/form-data”&gt;</text:p>
      <text:p text:style-name="Standard"><text:tab/><text:tab/>&lt;input type=”file” name=”image”&gt;</text:p>
      <text:p text:style-name="Standard">$_FILES[‘image’][‘name’],</text:p>
      <text:p text:style-name="Standard">$_FILES[‘image’][‘type’] </text:p>
      <text:p text:style-name="Standard">$_FILES[‘image’][‘size’] </text:p>
      <text:p text:style-name="P1">move_upload_file($_FILES[‘image’][‘temp_name’],’target path’); </text:p>
      <text:p text:style-name="P3"/>
      <text:p text:style-name="P3">Redirection:</text:p>
      <text:p text:style-name="Standard">header(‘Location’:’pagename.php’);</text:p>
      <text:p text:style-name="Standard">header(‘Location’:$_SERVER[‘HTTP_REFERER’]);</text:p>
      <text:p text:style-name="Standard"/>
      <text:p text:style-name="Standard"/>
      <text:p text:style-name="Standard"><text:soft-page-break/>include(‘filename’);<text:tab/><text:tab/>//throw error if file not exist</text:p>
      <text:p text:style-name="Standard">include_once(‘filename’);<text:tab/>//should not repeat</text:p>
      <text:p text:style-name="Standard">require(‘filename’);<text:tab/><text:tab/>//not throw error if file not exist</text:p>
      <text:p text:style-name="Standard">require_once(‘filname’);<text:tab/>//should not repeat</text:p>
      <text:p text:style-name="Standard"/>
      <text:p text:style-name="Standard"/>
      <text:p text:style-name="P6">Object oriented programming:</text:p>
      <text:p text:style-name="Standard"/>
      <text:p text:style-name="Standard"><text:span text:style-name="Default_20_Paragraph_20_Font"><text:span text:style-name="T1">Class: </text:span></text:span>template to make object, blueprint of properties and behaviours</text:p>
      <text:p text:style-name="Standard"><text:span text:style-name="Default_20_Paragraph_20_Font"><text:span text:style-name="T1"><text:tab/></text:span></text:span>class className{</text:p>
      <text:p text:style-name="P1"><text:tab/>function __construct(){</text:p>
      <text:p text:style-name="P8">}</text:p>
      <text:p text:style-name="P1">}</text:p>
      <text:p text:style-name="Standard"><text:span text:style-name="Default_20_Paragraph_20_Font"><text:span text:style-name="T1">$this – </text:span></text:span>refer property of current class</text:p>
      <text:p text:style-name="Standard"/>
      <text:p text:style-name="Standard"><text:span text:style-name="Default_20_Paragraph_20_Font"><text:span text:style-name="T1">Object: </text:span></text:span>instance of class</text:p>
      <text:p text:style-name="P1">$obj = new className();</text:p>
      <text:p text:style-name="P1">$obj-&gt;varnames; $obj-&gt;function();</text:p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ame class</text:p>
          </table:table-cell>
          <table:table-cell table:style-name="Table1.A1" office:value-type="string">
            <text:p text:style-name="P3">derived </text:p>
          </table:table-cell>
          <table:table-cell table:style-name="Table1.A1" office:value-type="string">
            <text:p text:style-name="P3">outside </text:p>
          </table:table-cell>
        </table:table-row>
        <table:table-row table:style-name="Table1.2">
          <table:table-cell table:style-name="Table1.A1" office:value-type="string">
            <text:p text:style-name="Standard">public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</table:table-row>
        <table:table-row table:style-name="Table1.1">
          <table:table-cell table:style-name="Table1.A1" office:value-type="string">
            <text:p text:style-name="Standard">private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  <table:table-cell table:style-name="Table1.A1" office:value-type="string">
            <text:p text:style-name="Standard">no</text:p>
          </table:table-cell>
        </table:table-row>
        <table:table-row table:style-name="Table1.2">
          <table:table-cell table:style-name="Table1.A1" office:value-type="string">
            <text:p text:style-name="Standard">protected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yes</text:p>
          </table:table-cell>
          <table:table-cell table:style-name="Table1.A1" office:value-type="string">
            <text:p text:style-name="Standard">no</text:p>
          </table:table-cell>
        </table:table-row>
      </table:table>
      <text:p text:style-name="P3">Encapsultion:</text:p>
      <text:p text:style-name="P3"><text:tab/></text:p>
      <text:p text:style-name="P3"/>
      <text:p text:style-name="P3"/>
      <text:p text:style-name="P3"/>
      <text:p text:style-name="P3"/>
      <text:p text:style-name="Standard"><text:span text:style-name="Default_20_Paragraph_20_Font"><text:span text:style-name="T1">Polymorphism: </text:span></text:span>abilty to define method in many forms</text:p>
      <text:p text:style-name="Standard"><text:tab/>method overriding – Normal happen with same function name</text:p>
      <text:p text:style-name="Standard"><text:tab/>method overloading - <text:s/>using magin functions –call, --set etc</text:p>
      <text:p text:style-name="Standard">final keyword will abvoid overriding<text:tab/>//act as super keyword</text:p>
      <text:p text:style-name="Standard">Parent::methodname();<text:tab/><text:tab/><text:tab/>// act as super function</text:p>
      <text:p text:style-name="P3"/>
      <text:p text:style-name="Standard"><text:span text:style-name="Default_20_Paragraph_20_Font"><text:span text:style-name="T1">Static:<text:tab/></text:span></text:span>can call without creating object with scope resolution operator.</text:p>
      <text:p text:style-name="Standard"><text:span text:style-name="Default_20_Paragraph_20_Font"><text:span text:style-name="T1"><text:tab/></text:span></text:span>public static $varname;</text:p>
      <text:p text:style-name="Standard"><text:tab/>public static functionname(){</text:p>
      <text:p text:style-name="P8">return obj;<text:tab/>return staticvariable;<text:tab/><text:tab/>//should not return normal variable</text:p>
      <text:p text:style-name="P1">}</text:p>
      <text:p text:style-name="P3">Scope resolution operator:</text:p>
      <text:p text:style-name="Standard"><text:tab/>$classname::methodname();</text:p>
      <text:p text:style-name="Standard"><text:tab/>parent :: methodname();</text:p>
      <text:p text:style-name="Standard"><text:tab/>self::methodname();</text:p>
      <text:p text:style-name="Standard"/>
      <text:p text:style-name="Standard"><text:span text:style-name="Default_20_Paragraph_20_Font"><text:span text:style-name="T1">Inheritance: </text:span></text:span>php support 1.single and 2.multilevel inheritance</text:p>
      <text:p text:style-name="Standard"><text:span text:style-name="Default_20_Paragraph_20_Font"><text:span text:style-name="T1">Abstraction:<text:tab/></text:span></text:span>hiding the implementation</text:p>
      <text:p text:style-name="Standard"><text:tab/><text:tab/>have abstract and non abstract class</text:p>
      <text:p text:style-name="Standard"><text:tab/>abstract classname{<text:tab/>//abstract class must have atleast one abstract class</text:p>
      <text:p text:style-name="P8">abstract funcname();<text:tab/>// have only function declaration not defination</text:p>
      <text:p text:style-name="P1">}</text:p>
      <text:p text:style-name="P1"/>
      <text:p text:style-name="Standard"><text:span text:style-name="Default_20_Paragraph_20_Font"><text:span text:style-name="T1">Interface: </text:span></text:span>100% abstraction, implements to child class. all function should public</text:p>
      <text:p text:style-name="Standard"><text:tab/>interface classname{</text:p>
      <text:p text:style-name="P8">function funcname();</text:p>
      <text:p text:style-name="P1"><text:soft-page-break/>}</text:p>
      <text:p text:style-name="Standard"/>
      <text:p text:style-name="Standard"><text:span text:style-name="Default_20_Paragraph_20_Font"><text:span text:style-name="T1">Trait:</text:span></text:span>same like abstract interface.</text:p>
      <text:p text:style-name="Standard">trait A{</text:p>
      <text:p text:style-name="P1">function functionname();----}</text:p>
      <text:p text:style-name="Standard">class B{</text:p>
      <text:p text:style-name="P1">user A;}</text:p>
      <text:p text:style-name="Standard">$obj = new B(); obj-&gt;functionname();</text:p>
      <text:p text:style-name="P3"/>
      <text:p text:style-name="P3">Anonymous function:</text:p>
      <text:p text:style-name="Standard"><text:span text:style-name="Default_20_Paragraph_20_Font"><text:span text:style-name="T1"><text:tab/></text:span></text:span>$variableName = function(){----};</text:p>
      <text:p text:style-name="P3">Anonymous class:</text:p>
      <text:p text:style-name="Standard"><text:tab/>$obj = (new class{-----functions and vairiables-----});</text:p>
      <text:p text:style-name="Standard"><text:span text:style-name="Default_20_Paragraph_20_Font"><text:span text:style-name="T1">Namespace: </text:span></text:span>can use same name function and class</text:p>
      <text:p text:style-name="Standard">namespace namespacename;</text:p>
      <text:p text:style-name="Standard">class class1{ }</text:p>
      <text:p text:style-name="Standard"><text:tab/>function func1(){------} </text:p>
      <text:p text:style-name="Standard">$obj = new \namespacename\class1();<text:tab/>//creating object using namespace</text:p>
      <text:p text:style-name="Standard">\namespacename\func1():<text:tab/>//function calling using namespace</text:p>
      <text:p text:style-name="Standard"/>
      <text:p text:style-name="Standard"><text:span text:style-name="Default_20_Paragraph_20_Font"><text:span text:style-name="T1">File Handling:</text:span></text:span> w=write, r=read, a=append</text:p>
      <text:p text:style-name="Standard"><text:tab/>$handle = fopen(‘filename’,’w’);</text:p>
      <text:p text:style-name="Standard">write:<text:tab/>fwrite($handle,’something’);</text:p>
      <text:p text:style-name="Standard"><text:tab/>fgets($handle’);<text:tab/>//string</text:p>
      <text:p text:style-name="Standard"><text:s/><text:tab/>fgetc($handle);<text:tab/>//char<text:tab/></text:p>
      <text:p text:style-name="P1">foeof($handle);<text:tab/>//endofline</text:p>
      <text:p text:style-name="Standard"><text:tab/>fclose($handle);</text:p>
      <text:p text:style-name="Standard">read:<text:tab/>$read = file(‘filename’);<text:tab/>//return each line in array</text:p>
      <text:p text:style-name="Standard"><text:tab/>echo fread(fopen(‘filename’),filesize(‘filename’))</text:p>
      <text:p text:style-name="Standard">delete:<text:tab/>unlink(‘filename’);</text:p>
      <text:p text:style-name="Standard">rename: rename(‘oldname’,’newname’);</text:p>
      <text:p text:style-name="Standard">opendirectory:<text:tab/>$handle = opendir(‘dirname’);<text:tab/>while(readir(‘filename’)){-----------}<text:tab/></text:p>
      <text:p text:style-name="Standard"/>
      <text:p text:style-name="Standard"><text:span text:style-name="Default_20_Paragraph_20_Font"><text:span text:style-name="T1">Mysql Connection:</text:span></text:span></text:p>
      <text:p text:style-name="Standard">$conn =mysqli_connect(‘localhost’,’root’,’password’,’dbname’);</text:p>
      <text:p text:style-name="Standard">$result= mysqli_query($conn,$query);</text:p>
      <text:p text:style-name="Standard">echo mysqli_num_rows($result); //return num of rows</text:p>
      <text:p text:style-name="Standard">$row=mysqli_fetch_array($result,MYSQLI_BOTH); // MYSQLI_NUM <text:s/>// MYSQLI_ASSOC</text:p>
      <text:p text:style-name="Standard">$obj=mysqli_fetch_obj($result);</text:p>
      <text:p text:style-name="Standard">$row=mysqli_fetch_row($result);</text:p>
      <text:p text:style-name="Standard"/>
      <text:p text:style-name="Standard">$mysqliObj = new mysqli(‘localhost’,’usrename’,’password’,’dbname’);</text:p>
      <text:p text:style-name="Standard">$result=$mysqli-&gt;query($query);</text:p>
      <text:p text:style-name="Standard">$row=$result-&gt;fetch_array($query);</text:p>
      <text:p text:style-name="P3"/>
      <text:p text:style-name="Standard">$lastid = mysqli_insert_id($conn);</text:p>
      <text:p text:style-name="P3"/>
      <text:p text:style-name="P3">Indentation:</text:p>
      <text:p text:style-name="P3">Error reporting:</text:p>
      <text:p text:style-name="Standard"><text:tab/>error_reporting = 0 //make E_ALL</text:p>
      <text:p text:style-name="Standard"><text:tab/>ini_set(‘error_reporting’,’E_ALL’);</text:p>
      <text:p text:style-name="P3"/>
      <text:p text:style-name="Standard"><text:span text:style-name="Default_20_Paragraph_20_Font"><text:span text:style-name="T1">Types of Error:</text:span></text:span></text:p>
      <text:p text:style-name="Standard"><text:tab/>1.Fatal error (E_ERROR) - <text:s/>cause script to terminate</text:p>
      <text:p text:style-name="Standard"><text:tab/>2.warning (E_WARNING)- does not terminate script</text:p>
      <text:p text:style-name="Standard"><text:soft-page-break/><text:tab/>3.Parse error (E_PARSE) – compile time error</text:p>
      <text:p text:style-name="Standard"><text:tab/>4.Notice (E_NOTICE) – due to error in code </text:p>
      <text:p text:style-name="P3">Magic methods:</text:p>
      <text:p text:style-name="Standard"><text:span text:style-name="Default_20_Paragraph_20_Font"><text:span text:style-name="T1"><text:tab/></text:span></text:span>__set();<text:tab/>- while writing data inaccessible property</text:p>
      <text:p text:style-name="Standard"><text:tab/>__get();<text:tab/>-while reading data</text:p>
      <text:p text:style-name="Standard"><text:tab/>__isset();<text:tab/>-triggered while called isset() empty()</text:p>
      <text:p text:style-name="Standard"><text:tab/>__unset();<text:tab/>-invoke when unsert() used</text:p>
      <text:p text:style-name="Standard">__construct()</text:p>
      <text:p text:style-name="Standard">__destruct()</text:p>
      <text:p text:style-name="Standard">__call()</text:p>
      <text:p text:style-name="Standard">__callstatic()</text:p>
      <text:p text:style-name="Standard">__sleep()</text:p>
      <text:p text:style-name="Standard">__wakeup()</text:p>
      <text:p text:style-name="Standard">__tostring()</text:p>
      <text:p text:style-name="Standard">__invoke()</text:p>
      <text:p text:style-name="Standard">__set_state()</text:p>
      <text:p text:style-name="Standard">__clone()</text:p>
      <text:p text:style-name="Standard">__debugInfo()</text:p>
      <text:p text:style-name="P3"/>
      <text:p text:style-name="P3">Global variable:</text:p>
      <text:p text:style-name="Standard">$GLOBALS<text:tab/><text:tab/></text:p>
      <text:p text:style-name="Standard">$_SERVER<text:tab/><text:tab/></text:p>
      <text:p text:style-name="Standard">$_REQUEST</text:p>
      <text:p text:style-name="Standard">$_POST</text:p>
      <text:p text:style-name="Standard">$_GET</text:p>
      <text:p text:style-name="Standard">$_FILES</text:p>
      <text:p text:style-name="Standard">$_ENV</text:p>
      <text:p text:style-name="Standard">$_COOKIE</text:p>
      <text:p text:style-name="Standard">$_SESSION<text:tab/></text:p>
      <text:p text:style-name="Standard">$php_errormsg</text:p>
      <text:p text:style-name="Standard">$HTTP_RAW_POST_DATA</text:p>
      <text:p text:style-name="Standard">$http_response_header</text:p>
      <text:p text:style-name="Standard">$argc -&gt; number of arg passed to script</text:p>
      <text:p text:style-name="Standard">$argv<text:tab/>-&gt; array of arg passed to script</text:p>
      <text:p text:style-name="P3"/>
      <text:p text:style-name="P3">Autoloading:</text:p>
      <text:p text:style-name="Standard">import file having below function, and create object directly use it</text:p>
      <text:p text:style-name="Standard">spl_autoload_register(function($var){</text:p>
      <text:p text:style-name="Standard"><text:tab/>include $var.’php’;</text:p>
      <text:p text:style-name="Standard">})</text:p>
      <text:p text:style-name="Standard"/>
      <text:p text:style-name="P3">Server variables:</text:p>
      <text:p text:style-name="Standard">$_SERVER[‘PHP_SELF’]<text:tab/><text:tab/><text:tab/>-filename with drectory</text:p>
      <text:p text:style-name="Standard">$_SERVER[‘SERVER_NAME’]<text:tab/><text:tab/>-name of host</text:p>
      <text:p text:style-name="Standard">$_SERVER[‘HTTP_HOST’]<text:tab/><text:tab/><text:tab/>-return host headers</text:p>
      <text:p text:style-name="Standard">$_SERVER[‘HTTP_REFERER’]<text:tab/><text:tab/>-complete url</text:p>
      <text:p text:style-name="Standard">$_SERVER[‘HTTP_USER_AGENT’]<text:tab/>-browser platform details</text:p>
      <text:p text:style-name="Standard">$_SERVER[‘SCRIPT_NAME’]<text:tab/><text:tab/>-current script filename</text:p>
      <text:p text:style-name="Standard">$_SERVER[‘GATEWAY_INTERFACE’]<text:tab/>-version of cgi</text:p>
      <text:p text:style-name="Standard">$_SERVER[‘SERVER_ADDR’]<text:tab/><text:tab/>-ip of host</text:p>
      <text:p text:style-name="Standard">$_SERVER[‘SERVER_SOFTWARE’]<text:tab/>-server identification string(apache/2.2.24)</text:p>
      <text:p text:style-name="Standard">$_SERVER[‘SERVER_PROTOCOL’]<text:tab/>-name and revision of port (HTTP/1.1)</text:p>
      <text:p text:style-name="Standard">$_SERVER[‘REQUEST_METHOD’]<text:tab/>-GET,POST</text:p>
      <text:p text:style-name="Standard">$_SERVER[‘REQUEST_TIME’]<text:tab/><text:tab/>- timestamp of request time</text:p>
      <text:p text:style-name="Standard">$_SERVER[‘QUERY_STRING’]<text:tab/><text:tab/>-return if query string exist</text:p>
      <text:p text:style-name="Standard"><text:soft-page-break/>$_SERVER[‘HHTP_ACCEPT’]<text:tab/><text:tab/>-accept header of request</text:p>
      <text:p text:style-name="Standard">$_SERVER[‘HTTPS’]<text:tab/><text:tab/><text:tab/>-true false if https</text:p>
      <text:p text:style-name="Standard">$_SERVER[‘REMOTE_ADDR’]<text:tab/><text:tab/>-ip of user</text:p>
      <text:p text:style-name="Standard">$_SERVER[‘REMOTE_HOST’]<text:tab/><text:tab/>-hostname of user</text:p>
      <text:p text:style-name="Standard">$_SERVER[‘REMOTE_PORT’]<text:tab/><text:tab/>-port used on user machine</text:p>
      <text:p text:style-name="Standard">$_SERVER[‘SCRIPT_FILENAME’]<text:tab/>-seradmine directive </text:p>
      <text:p text:style-name="Standard">$_SERVER[‘SERVER_NAME’]<text:tab/><text:tab/>- absolute filepath of script <text:s/></text:p>
      <text:p text:style-name="Standard">$_SERVER[‘SERVER_PORT’]<text:tab/><text:tab/>-return port 80</text:p>
      <text:p text:style-name="Standard">$_SERVER[‘SERVER_SIGNATURE’]<text:tab/>-server version virtual host script</text:p>
      <text:p text:style-name="Standard">$_SERVER[‘PATH_TRANSLATED’]<text:tab/>-file system path of current </text:p>
      <text:p text:style-name="Standard">$_SERVER[‘SCRIPT_URI’]<text:tab/><text:tab/><text:tab/>-Url of current page</text:p>
      <text:p text:style-name="P3"/>
      <text:p text:style-name="Standard"><text:span text:style-name="Default_20_Paragraph_20_Font"><text:span text:style-name="T1">Mail: </text:span></text:span>mail($to,$subject,$body,$header);</text:p>
      <text:p text:style-name="Standard"><text:span text:style-name="Default_20_Paragraph_20_Font"><text:span text:style-name="T1">XML:</text:span></text:span> simplexml_load_file(‘xmlfile’);</text:p>
      <text:p text:style-name="Standard"><text:span text:style-name="Default_20_Paragraph_20_Font"><text:span text:style-name="T1">Json:<text:tab/></text:span></text:span>encode(), decode, f</text:p>
      <text:p text:style-name="Standard"/>
      <text:p text:style-name="P3">Types of exception:</text:p>
      <text:p text:style-name="Standard">throwable</text:p>
      <text:p text:style-name="Standard"><text:tab/>Error</text:p>
      <text:p text:style-name="Standard"><text:tab/><text:tab/>Arithmatic Error</text:p>
      <text:p text:style-name="Standard"><text:tab/><text:tab/><text:tab/>divisionByZeroError</text:p>
      <text:p text:style-name="Standard"><text:tab/><text:tab/>AssertionError</text:p>
      <text:p text:style-name="Standard"><text:tab/><text:tab/>ParseError</text:p>
      <text:p text:style-name="Standard"><text:tab/><text:tab/>TypeError</text:p>
      <text:p text:style-name="Standard"><text:tab/>Exception</text:p>
      <text:p text:style-name="Standard"><text:tab/><text:tab/>ClosedGeneralException</text:p>
      <text:p text:style-name="Standard"><text:tab/><text:tab/>DOMException</text:p>
      <text:p text:style-name="Standard"><text:tab/><text:tab/>ErrorException</text:p>
      <text:p text:style-name="Standard"><text:tab/><text:tab/>IntlException</text:p>
      <text:p text:style-name="Standard"><text:tab/><text:tab/>LogicException</text:p>
      <text:p text:style-name="Standard"><text:tab/><text:tab/><text:tab/>BadFunctionalException</text:p>
      <text:p text:style-name="Standard"><text:tab/><text:tab/><text:tab/>BadMethodcallException</text:p>
      <text:p text:style-name="Standard"><text:tab/><text:tab/><text:tab/>Domain exception</text:p>
      <text:p text:style-name="Standard"><text:tab/><text:tab/><text:tab/>invalid arguement exeception</text:p>
      <text:p text:style-name="Standard"><text:tab/><text:tab/><text:tab/>Lengthexception</text:p>
      <text:p text:style-name="Standard"><text:tab/><text:tab/><text:tab/>OutOfRangeException</text:p>
      <text:p text:style-name="Standard"><text:tab/><text:tab/>pharException</text:p>
      <text:p text:style-name="Standard"><text:tab/><text:tab/>ReflectionException</text:p>
      <text:p text:style-name="Standard"><text:tab/><text:tab/>Runtime Exception</text:p>
      <text:p text:style-name="Standard"><text:tab/><text:tab/><text:tab/>mysqli_sql_exception</text:p>
      <text:p text:style-name="Standard"><text:tab/><text:tab/><text:tab/>outOfBoundException</text:p>
      <text:p text:style-name="Standard"><text:tab/><text:tab/><text:tab/>OverflowException</text:p>
      <text:p text:style-name="Standard"><text:tab/><text:tab/><text:tab/>PDOException</text:p>
      <text:p text:style-name="Standard"><text:tab/><text:tab/><text:tab/>RangeException</text:p>
      <text:p text:style-name="Standard"><text:tab/><text:tab/><text:tab/>UnderFlowException</text:p>
      <text:p text:style-name="Standard"><text:tab/><text:tab/><text:tab/>UnExpectedValueException</text:p>
      <text:p text:style-name="Standard"/>
      <text:p text:style-name="P3">Exception handling:</text:p>
      <text:p text:style-name="Standard">try{</text:p>
      <text:p text:style-name="P1">}</text:p>
      <text:p text:style-name="P1">catch (Exception $e){</text:p>
      <text:p text:style-name="P1">}</text:p>
      <text:p text:style-name="P7">Custom exception:</text:p>
      <text:p text:style-name="Standard">try{</text:p>
      <text:p text:style-name="P1">throw new rajeshexception();}</text:p>
      <text:p text:style-name="P1"><text:soft-page-break/>catch (rajeshException $e){</text:p>
      <text:p text:style-name="P8">}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7-10-17T20:05:00Z</meta:creation-date>
    <dc:date>2018-12-12T00:09:39.669113558</dc:date>
    <meta:editing-cycles>33</meta:editing-cycles>
    <meta:editing-duration>PT15H6M52S</meta:editing-duration>
    <meta:document-statistic meta:table-count="1" meta:image-count="0" meta:object-count="0" meta:page-count="8" meta:paragraph-count="356" meta:word-count="1250" meta:character-count="10396" meta:non-whitespace-character-count="9225"/>
    <meta:template xlink:type="simple" xlink:actuate="onRequest" xlink:title="" xlink:href="Normal.dotm"/>
  </office:meta>
</office:document-meta>
</file>